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erdana" svg:font-family="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e8da" officeooo:paragraph-rsid="0017e8da"/>
    </style:style>
    <style:style style:name="P2" style:family="paragraph" style:parent-style-name="Standard">
      <style:text-properties officeooo:rsid="0017e8da" officeooo:paragraph-rsid="0019a1c9"/>
    </style:style>
    <style:style style:name="P3" style:family="paragraph" style:parent-style-name="Standard">
      <style:text-properties officeooo:rsid="001e43a2" officeooo:paragraph-rsid="001f1919"/>
    </style:style>
    <style:style style:name="P4" style:family="paragraph" style:parent-style-name="Standard">
      <style:text-properties officeooo:rsid="0020e17d" officeooo:paragraph-rsid="0020e17d"/>
    </style:style>
    <style:style style:name="P5" style:family="paragraph" style:parent-style-name="Standard">
      <style:text-properties officeooo:rsid="0023eb7f" officeooo:paragraph-rsid="0023eb7f"/>
    </style:style>
    <style:style style:name="P6" style:family="paragraph" style:parent-style-name="Standard">
      <style:text-properties officeooo:rsid="00262e8e" officeooo:paragraph-rsid="00262e8e"/>
    </style:style>
    <style:style style:name="P7" style:family="paragraph" style:parent-style-name="Standard">
      <style:text-properties officeooo:rsid="0026aaa0" officeooo:paragraph-rsid="0026aaa0"/>
    </style:style>
    <style:style style:name="P8" style:family="paragraph" style:parent-style-name="Standard">
      <style:text-properties officeooo:rsid="0026e1da" officeooo:paragraph-rsid="0026e1da"/>
    </style:style>
    <style:style style:name="P9" style:family="paragraph" style:parent-style-name="Standard">
      <style:text-properties officeooo:rsid="0029402c" officeooo:paragraph-rsid="0029402c"/>
    </style:style>
    <style:style style:name="P10" style:family="paragraph" style:parent-style-name="Standard">
      <style:text-properties officeooo:rsid="002942cc" officeooo:paragraph-rsid="002942cc"/>
    </style:style>
    <style:style style:name="P11" style:family="paragraph" style:parent-style-name="Standard">
      <style:text-properties officeooo:rsid="002b12ce" officeooo:paragraph-rsid="002b12ce"/>
    </style:style>
    <style:style style:name="P12" style:family="paragraph" style:parent-style-name="Standard">
      <style:text-properties officeooo:rsid="002cec93" officeooo:paragraph-rsid="002cec93"/>
    </style:style>
    <style:style style:name="P13" style:family="paragraph" style:parent-style-name="Standard">
      <style:text-properties officeooo:rsid="002f9d2d" officeooo:paragraph-rsid="002f9d2d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rsid="0013ee60" officeooo:paragraph-rsid="0013ee60"/>
    </style:style>
    <style:style style:name="P16" style:family="paragraph" style:parent-style-name="Standard" style:list-style-name="L1">
      <style:text-properties officeooo:rsid="0015984a" officeooo:paragraph-rsid="0015984a"/>
    </style:style>
    <style:style style:name="P17" style:family="paragraph" style:parent-style-name="Standard" style:list-style-name="L2">
      <style:text-properties officeooo:rsid="0015984a" officeooo:paragraph-rsid="0015984a"/>
    </style:style>
    <style:style style:name="P18" style:family="paragraph" style:parent-style-name="Standard" style:list-style-name="L1">
      <style:text-properties officeooo:rsid="0017e8da" officeooo:paragraph-rsid="0017e8da"/>
    </style:style>
    <style:style style:name="P19" style:family="paragraph" style:parent-style-name="Standard" style:list-style-name="L3">
      <style:text-properties officeooo:rsid="0017e8da" officeooo:paragraph-rsid="0017e8da"/>
    </style:style>
    <style:style style:name="P20" style:family="paragraph" style:parent-style-name="Standard">
      <style:text-properties officeooo:rsid="0019a1c9" officeooo:paragraph-rsid="0019a1c9"/>
    </style:style>
    <style:style style:name="P21" style:family="paragraph" style:parent-style-name="Standard" style:list-style-name="L4">
      <style:text-properties officeooo:rsid="0020e17d" officeooo:paragraph-rsid="0020e17d"/>
    </style:style>
    <style:style style:name="P22" style:family="paragraph" style:parent-style-name="Standard" style:list-style-name="L4">
      <style:text-properties officeooo:rsid="0022852e" officeooo:paragraph-rsid="0022852e"/>
    </style:style>
    <style:style style:name="P23" style:family="paragraph" style:parent-style-name="Standard" style:list-style-name="L5">
      <style:text-properties officeooo:rsid="0022852e" officeooo:paragraph-rsid="0022852e"/>
    </style:style>
    <style:style style:name="P24" style:family="paragraph" style:parent-style-name="Standard" style:list-style-name="L6">
      <style:text-properties officeooo:rsid="0023eb7f" officeooo:paragraph-rsid="0023eb7f"/>
    </style:style>
    <style:style style:name="P25" style:family="paragraph" style:parent-style-name="Standard" style:list-style-name="L7">
      <style:text-properties officeooo:rsid="00262e8e" officeooo:paragraph-rsid="00262e8e"/>
    </style:style>
    <style:style style:name="P26" style:family="paragraph" style:parent-style-name="Standard" style:list-style-name="L8">
      <style:text-properties officeooo:paragraph-rsid="0026aaa0"/>
    </style:style>
    <style:style style:name="P27" style:family="paragraph" style:parent-style-name="Standard" style:list-style-name="L8">
      <style:text-properties officeooo:rsid="0026aaa0" officeooo:paragraph-rsid="0026aaa0"/>
    </style:style>
    <style:style style:name="P28" style:family="paragraph" style:parent-style-name="Standard" style:list-style-name="L9">
      <style:text-properties officeooo:rsid="002942cc" officeooo:paragraph-rsid="002942cc"/>
    </style:style>
    <style:style style:name="P29" style:family="paragraph" style:parent-style-name="Standard" style:list-style-name="L10">
      <style:text-properties officeooo:rsid="002b12ce" officeooo:paragraph-rsid="002b12ce"/>
    </style:style>
    <style:style style:name="P30" style:family="paragraph" style:parent-style-name="Standard">
      <style:text-properties officeooo:rsid="002f9d2d" officeooo:paragraph-rsid="002f9d2d"/>
    </style:style>
    <style:style style:name="P31" style:family="paragraph" style:parent-style-name="Standard">
      <style:text-properties officeooo:rsid="0031297c" officeooo:paragraph-rsid="0031297c"/>
    </style:style>
    <style:style style:name="P32" style:family="paragraph" style:parent-style-name="Standard">
      <style:text-properties officeooo:rsid="00346113" officeooo:paragraph-rsid="00346113"/>
    </style:style>
    <style:style style:name="P33" style:family="paragraph" style:parent-style-name="Standard">
      <style:text-properties officeooo:rsid="0037fc6a" officeooo:paragraph-rsid="0037fc6a"/>
    </style:style>
    <style:style style:name="P34" style:family="paragraph" style:parent-style-name="Standard">
      <style:text-properties officeooo:rsid="0038d769" officeooo:paragraph-rsid="0038d769"/>
    </style:style>
    <style:style style:name="P35" style:family="paragraph" style:parent-style-name="Standard">
      <style:text-properties officeooo:rsid="003a7868" officeooo:paragraph-rsid="003a7868"/>
    </style:style>
    <style:style style:name="P36" style:family="paragraph" style:parent-style-name="Standard">
      <style:text-properties officeooo:rsid="003c2cee" officeooo:paragraph-rsid="003c2cee"/>
    </style:style>
    <style:style style:name="P37" style:family="paragraph" style:parent-style-name="Standard">
      <style:text-properties officeooo:rsid="003e1dfc" officeooo:paragraph-rsid="003e1dfc"/>
    </style:style>
    <style:style style:name="T1" style:family="text">
      <style:text-properties officeooo:rsid="00192018"/>
    </style:style>
    <style:style style:name="T2" style:family="text">
      <style:text-properties officeooo:rsid="002a37a3"/>
    </style:style>
    <style:style style:name="T3" style:family="text">
      <style:text-properties officeooo:rsid="0030b226"/>
    </style:style>
    <style:style style:name="T4" style:family="text">
      <style:text-properties officeooo:rsid="0031fd3c"/>
    </style:style>
    <style:style style:name="T5" style:family="text">
      <style:text-properties officeooo:rsid="00366869"/>
    </style:style>
    <style:style style:name="T6" style:family="text">
      <style:text-properties officeooo:rsid="003b72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1.</text:span>WHERE Clause.</text:p>
      <text:list xml:id="list742324513" text:style-name="L1">
        <text:list-header>
          <text:p text:style-name="P14">which is used to filter the rows returned by a Select command.</text:p>
          <text:p text:style-name="P15">Syntax : - </text:p>
          <text:p text:style-name="P15">SELECT column1, column2, ..... columnN <text:s text:c="3"/>FROM table_name <text:s text:c="3"/></text:p>
          <text:p text:style-name="P15">WHERE <text:s/>[search_condition]</text:p>
          <text:p text:style-name="P16">Example : - </text:p>
        </text:list-header>
      </text:list>
      <text:list xml:id="list27320834" text:style-name="L2">
        <text:list-item>
          <text:p text:style-name="P17">SELECT first_name, last_name FROM employee <text:s/></text:p>
        </text:list-item>
      </text:list>
      <text:list xml:id="list111610001927186" text:continue-list="list742324513" text:style-name="L1">
        <text:list-header>
          <text:p text:style-name="P16">WHERE <text:s text:c="2"/>first_name = 'Mia' AND last_name = 'Smith'; </text:p>
          <text:p text:style-name="P18">this statement return which rows that firstName is Mia and lastName is Smith.</text:p>
        </text:list-header>
      </text:list>
      <text:p text:style-name="P1"/>
      <text:list xml:id="list642701977" text:style-name="L3">
        <text:list-item>
          <text:p text:style-name="P19">SELECT first_name,last_name <text:s/>FROM employee <text:s/></text:p>
        </text:list-item>
      </text:list>
      <text:p text:style-name="P1"><text:tab/>WHERE last_name LIKE 'smi%'</text:p>
      <text:p text:style-name="P2"><text:tab/><text:span text:style-name="T1">this statement return those rows that lastName any characther after the smi.</text:span></text:p>
      <text:p text:style-name="P2"/>
      <text:p text:style-name="P20">2. Order by.</text:p>
      <text:p text:style-name="P2"><text:s/>which is used for sorting data in ascending or descending order. And the records are fetched on the basis of one or more columns.</text:p>
      <text:p text:style-name="P3">Syntax : -SELECT column-list FROM table_name <text:s text:c="3"/></text:p>
      <text:p text:style-name="P3">ORDER BY column1, column2, .. columnN[ASC | DESC]; <text:s/></text:p>
      <text:p text:style-name="P4">Example : -</text:p>
      <text:list xml:id="list76772571" text:style-name="L4">
        <text:list-item>
          <text:p text:style-name="P21">SELECT first_name, last_name <text:s/>FROM employee <text:s/>ORDER BY first_name ASC</text:p>
          <text:p text:style-name="P22">Returns tables records with first_name is sorting order.</text:p>
        </text:list-item>
      </text:list>
      <text:list xml:id="list668448384" text:style-name="L5">
        <text:list-item>
          <text:p text:style-name="P23">Default sorting order is ASC, when ever we can not use ASC,DESC,them ASC is consider.</text:p>
        </text:list-item>
      </text:list>
      <text:p text:style-name="P5">Example 2 : -</text:p>
      <text:list xml:id="list192258670" text:style-name="L6">
        <text:list-item>
          <text:p text:style-name="P24">SELECT first_name, last_name <text:s/>FROM employee <text:s/>ORDER BY first_name ;</text:p>
        </text:list-item>
      </text:list>
      <text:p text:style-name="P6">Example 3 : -</text:p>
      <text:list xml:id="list2154037024" text:style-name="L7">
        <text:list-item>
          <text:p text:style-name="P25">SELECT first_name, last_name <text:s/>FROM employee <text:s/>ORDER BY first_name desc ;</text:p>
        </text:list-item>
      </text:list>
      <text:p text:style-name="P7">Example 4 : - More than one column.</text:p>
      <text:list xml:id="list1650767823" text:style-name="L8">
        <text:list-item>
          <text:p text:style-name="P27">SELECT address, email <text:s/>FROM employee ORDER BY address ASC, email DESC;</text:p>
          <text:p text:style-name="P26"/>
        </text:list-item>
      </text:list>
      <text:p text:style-name="P8">3.Group By.</text:p>
      <text:p text:style-name="P8">GROUP BY clause working with SUM() function, COUNT(), JOIN clause, multiple columns, and the without an aggregate function.</text:p>
      <text:p text:style-name="P9">Syntax : - <text:s/>SELECT column-list <text:s/>FROM table_name WHERE [conditions ] <text:s text:c="3"/></text:p>
      <text:p text:style-name="P9">GROUP BY column1, column2....columnN <text:s text:c="3"/></text:p>
      <text:p text:style-name="P9">ORDER BY column1, column2....columnN</text:p>
      <text:p text:style-name="P9"/>
      <text:p text:style-name="P10">Example <text:span text:style-name="T2">1 </text:span>: -SELECT first_name, SUM(SALARY) FROM employee <text:s/></text:p>
      <text:p text:style-name="P10">where first_name = 'John' <text:s/>GROUP BY first_name ; </text:p>
      <text:list xml:id="list3221764654" text:style-name="L9">
        <text:list-item>
          <text:p text:style-name="P28">we want to get the sum of salary whose first_name is John in the employee table. So, we use the where clause with GROUP BY clause to get the salary of John.</text:p>
        </text:list-item>
      </text:list>
      <text:p text:style-name="P11">Example 2 : - SELECT first_name, SUM(SALARY) <text:s text:c="2"/>FROM employee <text:s/></text:p>
      <text:p text:style-name="P11"><text:tab/>GROUP BY first_name <text:s/>ORDER BY SUM (salary) asc; </text:p>
      <text:list xml:id="list2472994024" text:style-name="L10">
        <text:list-item>
          <text:p text:style-name="P29">we use the ORDER BY condition to display all employee's salary in the ascending order with GROUP BY clause.</text:p>
        </text:list-item>
      </text:list>
      <text:p text:style-name="P11"/>
      <text:p text:style-name="P12">4 . Having clause.</text:p>
      <text:p text:style-name="P12">The having clause is used to specify a search condition for a group or an aggregate. And it is regularly used with the GROUP BY clause to filter groups or aggregates based on a detailed condition.</text:p>
      <text:p text:style-name="P13">Syntax : - SELECT column1, aggregate_function (column2) <text:s/>FROM table1, table2 <text:s text:c="3"/></text:p>
      <text:p text:style-name="P13">WHERE [ conditions ] <text:s text:c="3"/></text:p>
      <text:p text:style-name="P13"><text:soft-page-break/>GROUP BY column1, column2 <text:s text:c="3"/></text:p>
      <text:p text:style-name="P13">HAVING [ conditions ] <text:s text:c="3"/></text:p>
      <text:p text:style-name="P13">ORDER BY column1, column2</text:p>
      <text:p text:style-name="P13"/>
      <text:p text:style-name="P31">5.<text:span text:style-name="T4">Distinct .</text:span></text:p>
      <text:p text:style-name="P31">which is used to delete the matching rows or data from a table and get only the unique records.</text:p>
      <text:p text:style-name="P31">The DISTINCT clause is only used with the SELECT command.</text:p>
      <text:p text:style-name="P32">Syntax <text:span text:style-name="T5">1</text:span>: - Select Distinct column1 <text:s/>FROM table_name;</text:p>
      <text:p text:style-name="P32"/>
      <text:p text:style-name="P33">Syntax 2:- SELECT DISTINCT column1, column2 <text:s/>FROM table_name;</text:p>
      <text:p text:style-name="P33"/>
      <text:p text:style-name="P34">6.LIMIT .</text:p>
      <text:p text:style-name="P34">which is used to get a subset of rows produced by a command.</text:p>
      <text:p text:style-name="P35">Syntax :- select * from table_name LIMIT <text:span text:style-name="T6">row_count.</text:span></text:p>
      <text:p text:style-name="P35"/>
      <text:p text:style-name="P36">7.FETCH.</text:p>
      <text:p text:style-name="P36">which is used to repond a portion of rows returned by a particular statement.</text:p>
      <text:p text:style-name="P37">Syntax: - select *from table_name fetch first row_count row onl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erdana" svg:font-family="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22:33:48.051583482</meta:creation-date>
    <meta:generator>LibreOffice/6.0.7.3$Linux_X86_64 LibreOffice_project/00m0$Build-3</meta:generator>
    <dc:date>2021-05-17T11:16:08.747846273</dc:date>
    <meta:editing-duration>PT1H40M17S</meta:editing-duration>
    <meta:editing-cycles>45</meta:editing-cycles>
    <meta:document-statistic meta:table-count="0" meta:image-count="0" meta:object-count="0" meta:page-count="2" meta:paragraph-count="56" meta:word-count="491" meta:character-count="2957" meta:non-whitespace-character-count="2458"/>
  </office:meta>
</office:document-meta>
</file>